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6224in" svg:height="5.5957in" svg:x="3.1791in" svg:y="0.0394in">
            <draw:object draw:notify-on-update-of-ranges="Sheet1.A1:Sheet1.A1 Sheet1.A2:Sheet1.A101 Sheet1.B1:Sheet1.B1 Sheet1.B2:Sheet1.B101 Sheet1.A1:Sheet1.A1 Sheet1.A2:Sheet1.A101 Sheet1.C1:Sheet1.C1 Sheet1.C2:Sheet1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Initial Error</text:p>
          </table:table-cell>
          <table:table-cell office:value-type="string">
            <text:p>Jacobi Iterations</text:p>
          </table:table-cell>
          <table:table-cell office:value-type="string">
            <text:p>GS iterations</text:p>
          </table:table-cell>
        </table:table-row>
        <table:table-row table:style-name="ro1">
          <table:table-cell office:value-type="float" office:value="5.14394454956055">
            <text:p>5.143944549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.49096088409424">
            <text:p>8.490960884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.09265575408936">
            <text:p>6.092655754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83970794677734">
            <text:p>3.839707946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.17079086303711">
            <text:p>8.17079086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.92986326217651">
            <text:p>3.929863262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.1344783782959">
            <text:p>10.134478378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.97683029174805">
            <text:p>7.976830291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.3483215332031">
            <text:p>10.348321533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.56707496643066">
            <text:p>9.567074966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04062118530274">
            <text:p>5.040621185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.8124870300293">
            <text:p>8.8124870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.84029312133789">
            <text:p>8.840293121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35352115631104">
            <text:p>5.353521156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.32112007141113">
            <text:p>4.321120071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.79908905029297">
            <text:p>6.799089050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.35447053909302">
            <text:p>6.354470539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.16904754638672">
            <text:p>6.169047546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55804557800293">
            <text:p>5.55804557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.00394859313965">
            <text:p>9.003948593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97122421264649">
            <text:p>5.971224212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.2958194732666">
            <text:p>5.295819473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.24038486480713">
            <text:p>7.2403848648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27591257095337">
            <text:p>5.27591257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.30916423797607">
            <text:p>4.30916423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.4671199798584">
            <text:p>9.4671199799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.7984004974365">
            <text:p>10.798400497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.55987014770508">
            <text:p>8.5598701477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.69937305450439">
            <text:p>7.699373054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.5561595916748">
            <text:p>9.556159591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.5026008605957">
            <text:p>9.502600860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.57330741882324">
            <text:p>6.573307418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.98756084442139">
            <text:p>9.987560844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.43157691955566">
            <text:p>8.431576919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.317724609375">
            <text:p>6.317724609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.11073722839356">
            <text:p>7.110737228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.89908752441406">
            <text:p>9.899087524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.94157295227051">
            <text:p>9.941572952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.30874843597412">
            <text:p>2.30874843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.32593078613281">
            <text:p>9.325930786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.68297309875488">
            <text:p>7.682973098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.66827125549316">
            <text:p>8.668271255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.30354957580567">
            <text:p>9.303549575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.18378753662109">
            <text:p>9.183787536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.3834453582764">
            <text:p>10.383445358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.08577976226807">
            <text:p>9.085779762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.80088653564453">
            <text:p>6.800886535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.1546794891357">
            <text:p>10.154679489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.54822978973389">
            <text:p>7.5482297897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.96066589355469">
            <text:p>8.9606658936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.1976314544678">
            <text:p>10.197631454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.60353775024414">
            <text:p>8.603537750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.54231224060059">
            <text:p>1.542312240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.23158130645752">
            <text:p>6.231581306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.4489013671875">
            <text:p>9.4489013672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.74731369018555">
            <text:p>6.747313690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.83081359863281">
            <text:p>7.830813598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.71043815612793">
            <text:p>7.710438156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.10956611633301">
            <text:p>7.109566116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.7166486740112">
            <text:p>10.71664867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97871646881104">
            <text:p>3.978716468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.34528074264526">
            <text:p>6.345280742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.19388847351074">
            <text:p>9.193888473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.86657543182373">
            <text:p>2.866575431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.00768451690674">
            <text:p>9.0076845169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.64413032531738">
            <text:p>8.644130325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84186782836914">
            <text:p>5.8418678284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.2580322265625">
            <text:p>8.258032226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.89392910003662">
            <text:p>8.893929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.38168983459473">
            <text:p>8.381689834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.78407554626465">
            <text:p>9.784075546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23070697784424">
            <text:p>5.2307069778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17321834564209">
            <text:p>5.173218345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.3477876663208">
            <text:p>7.347787666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84128894805908">
            <text:p>4.841288948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.2447463989258">
            <text:p>10.244746398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.2283317565918">
            <text:p>7.228331756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.07147769927979">
            <text:p>9.071477699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.50070991516113">
            <text:p>8.500709915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.88411560058594">
            <text:p>7.884115600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.21129531860352">
            <text:p>7.211295318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.30969352722168">
            <text:p>8.309693527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.69961853027344">
            <text:p>6.699618530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.87495670318604">
            <text:p>9.874956703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.67890853881836">
            <text:p>8.678908538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.89848384857178">
            <text:p>7.898483848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.86890659332275">
            <text:p>8.868906593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58845825195313">
            <text:p>5.58845825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09198226928711">
            <text:p>5.091982269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.90415058135986">
            <text:p>2.904150581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.67463283538818">
            <text:p>9.674632835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.42784767150879">
            <text:p>7.427847671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.23979587554932">
            <text:p>4.239795875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.26091270446777">
            <text:p>6.26091270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.5935646057129">
            <text:p>10.593564605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.70868034362793">
            <text:p>9.708680343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.10442123413086">
            <text:p>9.104421234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.4595018386841">
            <text:p>10.459501838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.54949684143066">
            <text:p>9.549496841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.0292793273926">
            <text:p>10.029279327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8T11:55:44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0047ff" draw:fill-color="#0047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982cm" svg:height="14.214cm" xlink:href=".." xlink:type="simple" chart:class="chart:scatter" chart:style-name="ch1">
        <chart:title svg:x="9.023cm" svg:y="0.746cm" chart:style-name="ch2">
          <text:p>Iterations Required, Jacobi vs. Gauss-Seidel</text:p>
        </chart:title>
        <chart:legend svg:x="23.139cm" svg:y="6.427cm" style:legend-expansion="custom" chartooo:width="3.138cm" chartooo:height="1.202cm" style:legend-expansion-aspect-ratio="2.61064891846922" chart:style-name="ch3"/>
        <chart:plot-area chart:style-name="ch4" table:cell-range-address="Sheet1.A1:Sheet1.C101" chart:data-source-has-labels="row" svg:x="1.604cm" svg:y="2.13cm" svg:width="20.952cm" svg:height="10.765cm">
          <chartooo:coordinate-region svg:x="2.225cm" svg:y="2.356cm" svg:width="20.144cm" svg:height="9.839cm"/>
          <chart:axis chart:dimension="x" chart:name="primary-x" chart:style-name="ch5">
            <chart:title svg:x="11.242cm" svg:y="13.179cm" chart:style-name="ch6">
              <text:p>Initial Error</text:p>
            </chart:title>
          </chart:axis>
          <chart:axis chart:dimension="y" chart:name="primary-y" chart:style-name="ch5">
            <chart:title svg:x="0.451cm" svg:y="8.231cm" chart:style-name="ch7">
              <text:p>Iterations</text:p>
            </chart:title>
            <chart:grid chart:style-name="ch8" chart:class="major"/>
          </chart:axis>
          <chart:series chart:style-name="ch9" chart:values-cell-range-address="Sheet1.B2:Sheet1.B101" chart:label-cell-address="Sheet1.B1:Sheet1.B1" chart:class="chart:scatter">
            <chart:domain table:cell-range-address="Sheet1.A2:Sheet1.A101"/>
            <chart:data-point chart:repeated="100"/>
          </chart:series>
          <chart:series chart:style-name="ch10" chart:values-cell-range-address="Sheet1.C2:Sheet1.C101" chart:label-cell-address="Sheet1.C1:Sheet1.C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Jacobi Iterations</text:p>
                <draw:g>
                  <svg:desc>Sheet1.B1:Sheet1.B1</svg:desc>
                </draw:g>
              </table:table-cell>
              <table:table-cell office:value-type="string">
                <text:p>GS iteration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4394454956055">
                <text:p>5.14394454956055</text:p>
                <draw:g>
                  <svg:desc>Sheet1.A2:Sheet1.A101</svg:desc>
                </draw:g>
              </table:table-cell>
              <table:table-cell office:value-type="float" office:value="17">
                <text:p>17</text:p>
                <draw:g>
                  <svg:desc>Sheet1.B2:Sheet1.B101</svg:desc>
                </draw:g>
              </table:table-cell>
              <table:table-cell office:value-type="float" office:value="7">
                <text:p>7</text:p>
                <draw:g>
                  <svg:desc>Sheet1.C2:Sheet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9096088409424">
                <text:p>8.49096088409424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9265575408936">
                <text:p>6.09265575408936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3970794677734">
                <text:p>3.83970794677734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17079086303711">
                <text:p>8.17079086303711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2986326217651">
                <text:p>3.92986326217651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1344783782959">
                <text:p>10.1344783782959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97683029174805">
                <text:p>7.97683029174805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3483215332031">
                <text:p>10.3483215332031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6707496643066">
                <text:p>9.5670749664306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4062118530274">
                <text:p>5.04062118530274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124870300293">
                <text:p>8.8124870300293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84029312133789">
                <text:p>8.84029312133789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5352115631104">
                <text:p>5.35352115631104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2112007141113">
                <text:p>4.32112007141113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9908905029297">
                <text:p>6.79908905029297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5447053909302">
                <text:p>6.35447053909302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16904754638672">
                <text:p>6.16904754638672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5804557800293">
                <text:p>5.55804557800293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00394859313965">
                <text:p>9.00394859313965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7122421264649">
                <text:p>5.97122421264649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958194732666">
                <text:p>5.295819473266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4038486480713">
                <text:p>7.24038486480713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27591257095337">
                <text:p>5.2759125709533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30916423797607">
                <text:p>4.3091642379760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4671199798584">
                <text:p>9.4671199798584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7984004974365">
                <text:p>10.798400497436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55987014770508">
                <text:p>8.55987014770508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69937305450439">
                <text:p>7.69937305450439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5561595916748">
                <text:p>9.5561595916748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5026008605957">
                <text:p>9.5026008605957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7330741882324">
                <text:p>6.5733074188232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98756084442139">
                <text:p>9.98756084442139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43157691955566">
                <text:p>8.43157691955566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317724609375">
                <text:p>6.317724609375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1073722839356">
                <text:p>7.11073722839356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89908752441406">
                <text:p>9.89908752441406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94157295227051">
                <text:p>9.94157295227051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0874843597412">
                <text:p>2.3087484359741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32593078613281">
                <text:p>9.32593078613281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68297309875488">
                <text:p>7.68297309875488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66827125549316">
                <text:p>8.66827125549316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30354957580567">
                <text:p>9.30354957580567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18378753662109">
                <text:p>9.18378753662109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3834453582764">
                <text:p>10.383445358276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08577976226807">
                <text:p>9.08577976226807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80088653564453">
                <text:p>6.80088653564453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1546794891357">
                <text:p>10.1546794891357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54822978973389">
                <text:p>7.54822978973389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96066589355469">
                <text:p>8.96066589355469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1976314544678">
                <text:p>10.1976314544678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60353775024414">
                <text:p>8.60353775024414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4231224060059">
                <text:p>1.54231224060059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23158130645752">
                <text:p>6.23158130645752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4489013671875">
                <text:p>9.4489013671875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74731369018555">
                <text:p>6.7473136901855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83081359863281">
                <text:p>7.83081359863281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71043815612793">
                <text:p>7.71043815612793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10956611633301">
                <text:p>7.1095661163330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7166486740112">
                <text:p>10.7166486740112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7871646881104">
                <text:p>3.97871646881104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34528074264526">
                <text:p>6.34528074264526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19388847351074">
                <text:p>9.1938884735107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6657543182373">
                <text:p>2.86657543182373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00768451690674">
                <text:p>9.00768451690674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64413032531738">
                <text:p>8.64413032531738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84186782836914">
                <text:p>5.84186782836914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2580322265625">
                <text:p>8.2580322265625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89392910003662">
                <text:p>8.8939291000366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38168983459473">
                <text:p>8.3816898345947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78407554626465">
                <text:p>9.78407554626465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23070697784424">
                <text:p>5.23070697784424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17321834564209">
                <text:p>5.1732183456420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477876663208">
                <text:p>7.3477876663208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84128894805908">
                <text:p>4.84128894805908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2447463989258">
                <text:p>10.2447463989258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2283317565918">
                <text:p>7.2283317565918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07147769927979">
                <text:p>9.07147769927979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50070991516113">
                <text:p>8.50070991516113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8411560058594">
                <text:p>7.88411560058594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21129531860352">
                <text:p>7.21129531860352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30969352722168">
                <text:p>8.30969352722168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69961853027344">
                <text:p>6.69961853027344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87495670318604">
                <text:p>9.87495670318604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67890853881836">
                <text:p>8.67890853881836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89848384857178">
                <text:p>7.89848384857178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86890659332275">
                <text:p>8.86890659332275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58845825195313">
                <text:p>5.5884582519531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09198226928711">
                <text:p>5.09198226928711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90415058135986">
                <text:p>2.9041505813598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67463283538818">
                <text:p>9.67463283538818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42784767150879">
                <text:p>7.42784767150879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3979587554932">
                <text:p>4.23979587554932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26091270446777">
                <text:p>6.26091270446777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5935646057129">
                <text:p>10.5935646057129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70868034362793">
                <text:p>9.70868034362793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10442123413086">
                <text:p>9.10442123413086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4595018386841">
                <text:p>10.4595018386841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54949684143066">
                <text:p>9.5494968414306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0292793273926">
                <text:p>10.0292793273926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